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40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6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62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37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3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5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5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6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6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6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7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7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7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7929" table:style-name="ce31">
            <text:p>7929</text:p>
          </table:table-cell>
          <table:table-cell office:value-type="float" office:value="7054.97" table:style-name="ce34">
            <text:p>7054.97</text:p>
          </table:table-cell>
          <table:table-cell office:value-type="float" office:value="11979" table:style-name="ce51">
            <text:p>11979</text:p>
          </table:table-cell>
          <table:table-cell office:value-type="float" office:value="11057.61" table:style-name="ce52">
            <text:p>11057.61</text:p>
          </table:table-cell>
          <table:table-cell office:value-type="float" office:value="6518" table:style-name="ce54">
            <text:p>6518</text:p>
          </table:table-cell>
          <table:table-cell office:value-type="float" office:value="6273.07" table:style-name="ce67">
            <text:p>6273.07</text:p>
          </table:table-cell>
          <table:table-cell office:value-type="float" office:value="2210" table:style-name="ce69">
            <text:p>2210</text:p>
          </table:table-cell>
          <table:table-cell office:value-type="float" office:value="2159.5500000000002" table:style-name="ce70">
            <text:p>2159.55</text:p>
          </table:table-cell>
          <table:table-cell office:value-type="float" office:value="225" table:style-name="ce84">
            <text:p>225</text:p>
          </table:table-cell>
          <table:table-cell office:value-type="float" office:value="223.36" table:style-name="ce87">
            <text:p>223.36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103">
            <text:p>2</text:p>
          </table:table-cell>
          <table:table-cell office:value-type="float" office:value="28863" table:content-validation-name="val2" table:style-name="ce104">
            <text:p>28,863</text:p>
          </table:table-cell>
          <table:table-cell office:value-type="float" office:value="26771" table:content-validation-name="val2" table:style-name="ce105">
            <text:p>26,771</text:p>
          </table:table-cell>
          <table:table-cell office:value-type="float" office:value="1600" table:style-name="ce145">
            <text:p>1600</text:p>
          </table:table-cell>
          <table:table-cell office:value-type="float" office:value="1467.67" table:style-name="ce148">
            <text:p>1467.67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1600" table:style-name="ce155">
            <text:p>1,600</text:p>
          </table:table-cell>
          <table:table-cell office:value-type="float" office:value="1467.67" table:style-name="ce157">
            <text:p>1,467.67</text:p>
          </table:table-cell>
          <table:table-cell office:value-type="float" office:value="30463" table:content-validation-name="val2" table:style-name="ce158">
            <text:p>30,463</text:p>
          </table:table-cell>
          <table:table-cell office:value-type="float" office:value="28238" table:content-validation-name="val2" table:style-name="ce156">
            <text:p>28,238</text:p>
          </table:table-cell>
          <table:table-cell office:value-type="currency" office:value="65934243.780000001" table:content-validation-name="val1" table:style-name="ce10">
            <text:p>£65,934,243.78</text:p>
          </table:table-cell>
          <table:table-cell office:value-type="currency" office:value="6989711.3200000003" table:content-validation-name="val1" table:style-name="ce10">
            <text:p>£6,989,711.32</text:p>
          </table:table-cell>
          <table:table-cell office:value-type="currency" office:value="-53913" table:content-validation-name="val1" table:style-name="ce11">
            <text:p>-£53,913.00</text:p>
          </table:table-cell>
          <table:table-cell office:value-type="currency" office:value="632385.14" table:content-validation-name="val1" table:style-name="ce10">
            <text:p>£632,385.14</text:p>
          </table:table-cell>
          <table:table-cell office:value-type="currency" office:value="14809532.869999999" table:content-validation-name="val1" table:style-name="ce10">
            <text:p>£14,809,532.87</text:p>
          </table:table-cell>
          <table:table-cell office:value-type="currency" office:value="7605771.8200000003" table:content-validation-name="val1" table:style-name="ce10">
            <text:p>£7,605,771.82</text:p>
          </table:table-cell>
          <table:table-cell office:value-type="currency" office:value="95917731.930000007" table:style-name="ce12">
            <text:p>£95,917,731.93</text:p>
          </table:table-cell>
          <table:table-cell office:value-type="currency" office:value="9800946.8300000001" table:content-validation-name="val1" table:style-name="ce13">
            <text:p>£9,800,946.83</text:p>
          </table:table-cell>
          <table:table-cell office:value-type="currency" office:value="945217.81" table:content-validation-name="val1" table:style-name="ce13">
            <text:p>£945,217.81</text:p>
          </table:table-cell>
          <table:table-cell office:value-type="currency" office:value="10746164.640000001" table:style-name="ce12">
            <text:p>£10,746,164.64</text:p>
          </table:table-cell>
          <table:table-cell office:value-type="currency" office:value="106663896.56999999" table:style-name="ce14">
            <text:p>£106,663,896.57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50" table:style-name="ce32">
            <text:p>350</text:p>
          </table:table-cell>
          <table:table-cell office:value-type="float" office:value="292.62" table:style-name="ce33">
            <text:p>292.62</text:p>
          </table:table-cell>
          <table:table-cell office:value-type="float" office:value="241" table:style-name="ce50">
            <text:p>241</text:p>
          </table:table-cell>
          <table:table-cell office:value-type="float" office:value="223.4" table:style-name="ce53">
            <text:p>223.4</text:p>
          </table:table-cell>
          <table:table-cell office:value-type="float" office:value="299" table:style-name="ce55">
            <text:p>299</text:p>
          </table:table-cell>
          <table:table-cell office:value-type="float" office:value="284.91000000000003" table:style-name="ce66">
            <text:p>284.91</text:p>
          </table:table-cell>
          <table:table-cell office:value-type="float" office:value="40" table:style-name="ce68">
            <text:p>40</text:p>
          </table:table-cell>
          <table:table-cell office:value-type="float" office:value="39.61" table:style-name="ce71">
            <text:p>39.61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</text:p>
          </table:table-cell>
          <table:table-cell office:value-type="float" office:value="7" table:style-name="ce89">
            <text:p>7</text:p>
          </table:table-cell>
          <table:table-cell office:value-type="float" office:value="0.87" table:style-name="ce102">
            <text:p>0.87</text:p>
          </table:table-cell>
          <table:table-cell office:value-type="float" office:value="946" table:content-validation-name="val2" table:style-name="ce101">
            <text:p>946</text:p>
          </table:table-cell>
          <table:table-cell office:value-type="float" office:value="850" table:content-validation-name="val2" table:style-name="ce106">
            <text:p>85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3" table:style-name="ce126">
            <text:p>3</text:p>
          </table:table-cell>
          <table:table-cell office:value-type="float" office:value="3" table:style-name="ce125">
            <text:p>3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3" table:style-name="ce159">
            <text:p>3</text:p>
          </table:table-cell>
          <table:table-cell office:value-type="float" office:value="3" table:style-name="ce161">
            <text:p>3</text:p>
          </table:table-cell>
          <table:table-cell office:value-type="float" office:value="949" table:content-validation-name="val2" table:style-name="ce170">
            <text:p>949</text:p>
          </table:table-cell>
          <table:table-cell office:value-type="float" office:value="853" table:content-validation-name="val2" table:style-name="ce169">
            <text:p>853</text:p>
          </table:table-cell>
          <table:table-cell office:value-type="currency" office:value="1925176.93" table:content-validation-name="val1" table:style-name="ce10">
            <text:p>£1,925,176.93</text:p>
          </table:table-cell>
          <table:table-cell office:value-type="currency" office:value="12064.37" table:content-validation-name="val1" table:style-name="ce10">
            <text:p>£12,064.3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28768.98" table:content-validation-name="val1" table:style-name="ce10">
            <text:p>£28,768.98</text:p>
          </table:table-cell>
          <table:table-cell office:value-type="currency" office:value="402459.23" table:content-validation-name="val1" table:style-name="ce10">
            <text:p>£402,459.23</text:p>
          </table:table-cell>
          <table:table-cell office:value-type="currency" office:value="178714.61" table:content-validation-name="val1" table:style-name="ce10">
            <text:p>£178,714.61</text:p>
          </table:table-cell>
          <table:table-cell office:value-type="currency" office:value="2547184.12" table:style-name="ce12">
            <text:p>£2,547,184.12</text:p>
          </table:table-cell>
          <table:table-cell office:value-type="currency" office:value="61938" table:content-validation-name="val1" table:style-name="ce13">
            <text:p>£61,938.00</text:p>
          </table:table-cell>
          <table:table-cell office:value-type="currency" office:value="27126" table:content-validation-name="val1" table:style-name="ce13">
            <text:p>£27,126.00</text:p>
          </table:table-cell>
          <table:table-cell office:value-type="currency" office:value="89064" table:style-name="ce12">
            <text:p>£89,064.00</text:p>
          </table:table-cell>
          <table:table-cell office:value-type="currency" office:value="2636248.12" table:style-name="ce14">
            <text:p>£2,636,248.12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Independent Police Complaints Commission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206" table:style-name="ce30">
            <text:p>206</text:p>
          </table:table-cell>
          <table:table-cell office:value-type="float" office:value="200.96" table:style-name="ce35">
            <text:p>200.96</text:p>
          </table:table-cell>
          <table:table-cell office:value-type="float" office:value="462" table:style-name="ce42">
            <text:p>462</text:p>
          </table:table-cell>
          <table:table-cell office:value-type="float" office:value="450.75" table:style-name="ce49">
            <text:p>450.75</text:p>
          </table:table-cell>
          <table:table-cell office:value-type="float" office:value="238" table:style-name="ce56">
            <text:p>238</text:p>
          </table:table-cell>
          <table:table-cell office:value-type="float" office:value="232.91" table:style-name="ce57">
            <text:p>232.91</text:p>
          </table:table-cell>
          <table:table-cell office:value-type="float" office:value="44" table:style-name="ce60">
            <text:p>44</text:p>
          </table:table-cell>
          <table:table-cell office:value-type="float" office:value="44" table:style-name="ce79">
            <text:p>44</text:p>
          </table:table-cell>
          <table:table-cell office:value-type="float" office:value="6" table:style-name="ce81">
            <text:p>6</text:p>
          </table:table-cell>
          <table:table-cell office:value-type="float" office:value="6" table:style-name="ce82">
            <text:p>6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8">
            <text:p>0</text:p>
          </table:table-cell>
          <table:table-cell office:value-type="float" office:value="956" table:content-validation-name="val2" table:style-name="ce101">
            <text:p>956</text:p>
          </table:table-cell>
          <table:table-cell office:value-type="float" office:value="934.62419999999997" table:content-validation-name="val2" table:style-name="ce165">
            <text:p>935</text:p>
          </table:table-cell>
          <table:table-cell office:value-type="float" office:value="57" table:style-name="ce167">
            <text:p>57</text:p>
          </table:table-cell>
          <table:table-cell office:value-type="float" office:value="56.0946" table:style-name="ce141">
            <text:p>56.0946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5" table:style-name="ce109">
            <text:p>5</text:p>
          </table:table-cell>
          <table:table-cell office:value-type="float" office:value="5" table:style-name="ce117">
            <text:p>5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62" table:style-name="ce159">
            <text:p>62</text:p>
          </table:table-cell>
          <table:table-cell office:value-type="float" office:value="61.0946" table:style-name="ce162">
            <text:p>61.09</text:p>
          </table:table-cell>
          <table:table-cell office:value-type="float" office:value="1018" table:content-validation-name="val2" table:style-name="ce170">
            <text:p>1,018</text:p>
          </table:table-cell>
          <table:table-cell office:value-type="float" office:value="995.71879999999999" table:content-validation-name="val2" table:style-name="ce171">
            <text:p>996</text:p>
          </table:table-cell>
          <table:table-cell office:value-type="currency" office:value="2591979.2999999998" table:content-validation-name="val1" table:style-name="ce10">
            <text:p>£2,591,979.30</text:p>
          </table:table-cell>
          <table:table-cell office:value-type="currency" office:value="119239.81999999999" table:content-validation-name="val1" table:style-name="ce10">
            <text:p>£119,239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26490" table:content-validation-name="val1" table:style-name="ce10">
            <text:p>£26,490.00</text:p>
          </table:table-cell>
          <table:table-cell office:value-type="currency" office:value="533564.1" table:content-validation-name="val1" table:style-name="ce10">
            <text:p>£533,564.10</text:p>
          </table:table-cell>
          <table:table-cell office:value-type="currency" office:value="287702.34000000003" table:content-validation-name="val1" table:style-name="ce10">
            <text:p>£287,702.34</text:p>
          </table:table-cell>
          <table:table-cell office:value-type="currency" office:value="3558975.5599999996" table:style-name="ce12">
            <text:p>£3,558,975.56</text:p>
          </table:table-cell>
          <table:table-cell office:value-type="currency" office:value="282088" table:content-validation-name="val1" table:style-name="ce13">
            <text:p>£282,088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282088" table:style-name="ce12">
            <text:p>£282,088.00</text:p>
          </table:table-cell>
          <table:table-cell office:value-type="currency" office:value="3841063.5599999996" table:style-name="ce14">
            <text:p>£3,841,063.56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Office of the Immigration Services Commissioner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9" table:style-name="ce37">
            <text:p>9</text:p>
          </table:table-cell>
          <table:table-cell office:value-type="float" office:value="7.17" table:style-name="ce39">
            <text:p>7.17</text:p>
          </table:table-cell>
          <table:table-cell office:value-type="float" office:value="7" table:style-name="ce44">
            <text:p>7</text:p>
          </table:table-cell>
          <table:table-cell office:value-type="float" office:value="6.5" table:style-name="ce48">
            <text:p>6.5</text:p>
          </table:table-cell>
          <table:table-cell office:value-type="float" office:value="40" table:style-name="ce61">
            <text:p>40</text:p>
          </table:table-cell>
          <table:table-cell office:value-type="float" office:value="39.799999999999997" table:style-name="ce58">
            <text:p>39.8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58" table:content-validation-name="val2" table:style-name="ce101">
            <text:p>58</text:p>
          </table:table-cell>
          <table:table-cell office:value-type="float" office:value="55" table:content-validation-name="val2" table:style-name="ce164">
            <text:p>55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58" table:content-validation-name="val2" table:style-name="ce170">
            <text:p>58</text:p>
          </table:table-cell>
          <table:table-cell office:value-type="float" office:value="55" table:content-validation-name="val2" table:style-name="ce172">
            <text:p>55</text:p>
          </table:table-cell>
          <table:table-cell office:value-type="currency" office:value="156927.07" table:content-validation-name="val1" table:style-name="ce10">
            <text:p>£156,927.07</text:p>
          </table:table-cell>
          <table:table-cell office:value-type="currency" office:value="989.65" table:content-validation-name="val1" table:style-name="ce10">
            <text:p>£989.65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2369.19" table:content-validation-name="val1" table:style-name="ce10">
            <text:p>£32,369.19</text:p>
          </table:table-cell>
          <table:table-cell office:value-type="currency" office:value="16547.88" table:content-validation-name="val1" table:style-name="ce10">
            <text:p>£16,547.88</text:p>
          </table:table-cell>
          <table:table-cell office:value-type="currency" office:value="206833.79" table:style-name="ce12">
            <text:p>£206,833.79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206833.79" table:style-name="ce14">
            <text:p>£206,833.79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Security Industry Authority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66" table:style-name="ce36">
            <text:p>66</text:p>
          </table:table-cell>
          <table:table-cell office:value-type="float" office:value="64.56" table:style-name="ce38">
            <text:p>64.56</text:p>
          </table:table-cell>
          <table:table-cell office:value-type="float" office:value="74" table:style-name="ce45">
            <text:p>74</text:p>
          </table:table-cell>
          <table:table-cell office:value-type="float" office:value="73.75" table:style-name="ce47">
            <text:p>73.75</text:p>
          </table:table-cell>
          <table:table-cell office:value-type="float" office:value="67" table:style-name="ce62">
            <text:p>67</text:p>
          </table:table-cell>
          <table:table-cell office:value-type="float" office:value="64.290000000000006" table:style-name="ce64">
            <text:p>64.29</text:p>
          </table:table-cell>
          <table:table-cell office:value-type="float" office:value="15" table:style-name="ce72">
            <text:p>15</text:p>
          </table:table-cell>
          <table:table-cell office:value-type="float" office:value="15" table:style-name="ce74">
            <text:p>15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1">
            <text:p>4</text:p>
          </table:table-cell>
          <table:table-cell office:value-type="float" office:value="6" table:style-name="ce93">
            <text:p>6</text:p>
          </table:table-cell>
          <table:table-cell office:value-type="float" office:value="1.28" table:style-name="ce94">
            <text:p>1.28</text:p>
          </table:table-cell>
          <table:table-cell office:value-type="float" office:value="232" table:content-validation-name="val2" table:style-name="ce101">
            <text:p>232</text:p>
          </table:table-cell>
          <table:table-cell office:value-type="float" office:value="223" table:content-validation-name="val2" table:style-name="ce151">
            <text:p>223</text:p>
          </table:table-cell>
          <table:table-cell office:value-type="float" office:value="4" table:style-name="ce166">
            <text:p>4</text:p>
          </table:table-cell>
          <table:table-cell office:value-type="float" office:value="4" table:style-name="ce140">
            <text:p>4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32">
            <text:p>2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6" table:style-name="ce159">
            <text:p>6</text:p>
          </table:table-cell>
          <table:table-cell office:value-type="float" office:value="6" table:style-name="ce160">
            <text:p>6.00</text:p>
          </table:table-cell>
          <table:table-cell office:value-type="float" office:value="238" table:content-validation-name="val2" table:style-name="ce170">
            <text:p>238</text:p>
          </table:table-cell>
          <table:table-cell office:value-type="float" office:value="229" table:content-validation-name="val2" table:style-name="ce173">
            <text:p>229</text:p>
          </table:table-cell>
          <table:table-cell office:value-type="currency" office:value="617761.78" table:content-validation-name="val1" table:style-name="ce10">
            <text:p>£617,761.78</text:p>
          </table:table-cell>
          <table:table-cell office:value-type="currency" office:value="59982.37" table:content-validation-name="val1" table:style-name="ce10">
            <text:p>£59,982.37</text:p>
          </table:table-cell>
          <table:table-cell office:value-type="currency" office:value="2300" table:content-validation-name="val1" table:style-name="ce10">
            <text:p>£2,300.00</text:p>
          </table:table-cell>
          <table:table-cell office:value-type="currency" office:value="26642.22" table:content-validation-name="val1" table:style-name="ce10">
            <text:p>£26,642.22</text:p>
          </table:table-cell>
          <table:table-cell office:value-type="currency" office:value="125595.73" table:content-validation-name="val1" table:style-name="ce10">
            <text:p>£125,595.73</text:p>
          </table:table-cell>
          <table:table-cell office:value-type="currency" office:value="74826.25" table:content-validation-name="val1" table:style-name="ce10">
            <text:p>£74,826.25</text:p>
          </table:table-cell>
          <table:table-cell office:value-type="currency" office:value="907108.35" table:style-name="ce12">
            <text:p>£907,108.35</text:p>
          </table:table-cell>
          <table:table-cell office:value-type="currency" office:value="33478.14" table:content-validation-name="val1" table:style-name="ce13">
            <text:p>£33,478.14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33478.14" table:style-name="ce12">
            <text:p>£33,478.14</text:p>
          </table:table-cell>
          <table:table-cell office:value-type="currency" office:value="940586.49" table:style-name="ce14">
            <text:p>£940,586.49</text:p>
          </table:table-cell>
          <table:table-cell table:content-validation-name="val2" table:style-name="ce15"/>
          <table:table-cell table:number-columns-repeated="16343"/>
        </table:table-row>
        <table:table-row table:style-name="ro4">
          <table:table-cell office:value-type="string" table:style-name="ce5">
            <text:p>Gangmasters Licensing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7" table:style-name="ce41">
            <text:p>7</text:p>
          </table:table-cell>
          <table:table-cell office:value-type="float" office:value="6.9" table:style-name="ce40">
            <text:p>6.9</text:p>
          </table:table-cell>
          <table:table-cell office:value-type="float" office:value="10" table:style-name="ce43">
            <text:p>10</text:p>
          </table:table-cell>
          <table:table-cell office:value-type="float" office:value="8.66" table:style-name="ce46">
            <text:p>8.66</text:p>
          </table:table-cell>
          <table:table-cell office:value-type="float" office:value="68" table:style-name="ce63">
            <text:p>68</text:p>
          </table:table-cell>
          <table:table-cell office:value-type="float" office:value="66.36" table:style-name="ce65">
            <text:p>66.36</text:p>
          </table:table-cell>
          <table:table-cell office:value-type="float" office:value="4" table:style-name="ce73">
            <text:p>4</text:p>
          </table:table-cell>
          <table:table-cell office:value-type="float" office:value="3.59" table:style-name="ce75">
            <text:p>3.59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90" table:content-validation-name="val2" table:style-name="ce100">
            <text:p>90</text:p>
          </table:table-cell>
          <table:table-cell office:value-type="float" office:value="87" table:content-validation-name="val2" table:style-name="ce100">
            <text:p>87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3">
            <text:p>1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3" table:style-name="ce133">
            <text:p>3</text:p>
          </table:table-cell>
          <table:table-cell office:value-type="float" office:value="2.08" table:style-name="ce134">
            <text:p>2.08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4" table:style-name="ce138">
            <text:p>4</text:p>
          </table:table-cell>
          <table:table-cell office:value-type="float" office:value="3.08" table:style-name="ce137">
            <text:p>3.1</text:p>
          </table:table-cell>
          <table:table-cell office:value-type="float" office:value="94" table:content-validation-name="val2" table:style-name="ce174">
            <text:p>94</text:p>
          </table:table-cell>
          <table:table-cell office:value-type="float" office:value="90" table:content-validation-name="val2" table:style-name="ce174">
            <text:p>90</text:p>
          </table:table-cell>
          <table:table-cell office:value-type="currency" office:value="217951.84" table:content-validation-name="val1" table:style-name="ce10">
            <text:p>£217,951.84</text:p>
          </table:table-cell>
          <table:table-cell office:value-type="currency" office:value="7956.04" table:content-validation-name="val1" table:style-name="ce10">
            <text:p>£7,956.04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44860.58" table:content-validation-name="val1" table:style-name="ce10">
            <text:p>£44,860.58</text:p>
          </table:table-cell>
          <table:table-cell office:value-type="currency" office:value="24214.15" table:content-validation-name="val1" table:style-name="ce10">
            <text:p>£24,214.15</text:p>
          </table:table-cell>
          <table:table-cell office:value-type="currency" office:value="294982.61" table:style-name="ce12">
            <text:p>£294,982.61</text:p>
          </table:table-cell>
          <table:table-cell office:value-type="currency" office:value="2169.7199999999998" table:content-validation-name="val1" table:style-name="ce13">
            <text:p>£2,169.72</text:p>
          </table:table-cell>
          <table:table-cell office:value-type="currency" office:value="18643.89" table:content-validation-name="val1" table:style-name="ce13">
            <text:p>£18,643.89</text:p>
          </table:table-cell>
          <table:table-cell office:value-type="currency" office:value="20813.61" table:style-name="ce12">
            <text:p>£20,813.61</text:p>
          </table:table-cell>
          <table:table-cell office:value-type="currency" office:value="315796.21999999997" table:style-name="ce14">
            <text:p>£315,796.22</text:p>
          </table:table-cell>
          <table:table-cell table:content-validation-name="val2" table:style-name="ce15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currency-style style:name="N4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:</number:text>
      <number:hours number:style="long"/>
      <number:text>:</number:text>
      <number:minutes number:style="long"/>
    </number:date-style>
    <number:date-style style:name="N44">
      <number:day-of-week number:style="long"/>
      <number:text>/</number:text>
      <number:month number:style="long"/>
      <number:text>/</number:text>
      <number:year number:style="long"/>
    </number:date-style>
    <number:time-style style:name="N45">
      <number:hours number:style="long"/>
      <number:text>:</number:text>
      <number:minutes number:style="long"/>
    </number:time-style>
    <number:number-style style:name="N46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7P0">
      <number:number number: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integer-digits="1" number:grouping="true"/>
      <style:map style:condition="value()&gt;=0" style:apply-style-name="N47P0"/>
    </number:number-style>
    <number:number-style style:name="N48">
      <number:number number:decimal-places="0" number:min-integer-digits="11">
        <number:embedded-text number:position="5"> </number:embedded-text>
      </number:number>
    </number:number-style>
    <number:number-style style:name="N49P0"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number-style style:name="N50P0">
      <number:text>N-</number:text>
      <number:number number:decimal-places="0" number:min-integer-digits="4"/>
    </number:number-style>
    <number:number-style style:name="N50">
      <number:number number:min-integer-digits="1"/>
      <style:map style:condition="value()&lt;=9999" style:apply-style-name="N50P0"/>
    </number:number-style>
    <number:text-style style:name="N51P0"/>
    <number:text-style style:name="N51P1"/>
    <number:text-style style:name="N51P2"/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text-style style:name="N52P0"/>
    <number:text-style style:name="N52P1"/>
    <number:text-style style:name="N52"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3P0"/>
    </number:number-style>
    <number:time-style style:name="N54" number:truncate-on-overflow="false">
      <number:hours/>
      <number:text>:</number:text>
      <number:minutes number:style="long"/>
    </number:time-style>
    <number:time-style style:name="N55" number:truncate-on-overflow="false">
      <number:hours number:style="long"/>
      <number:text>:</number:text>
      <number:minutes number:style="long"/>
    </number:time-style>
    <number:number-style style:name="N56">
      <number:number number:decimal-places="0" number:min-integer-digits="2"/>
    </number:number-style>
    <number:number-style style:name="N57">
      <number:number number:decimal-places="0" number:min-integer-digits="3"/>
    </number:number-style>
    <number:number-style style:name="N58">
      <number:number number:decimal-places="0" number:min-integer-digits="1" number:grouping="true" number:display-factor="1000"/>
    </number:number-style>
    <number:number-style style:name="N59P0">
      <style:text-properties fo:color="#0000FF"/>
      <number:number number:decimal-places="2" number:min-integer-digits="1" number:grouping="true"/>
    </number:number-style>
    <number:number-style style:name="N59P1">
      <style:text-properties fo:color="#FF0000"/>
      <number:text>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number:number-style style:name="N60P0">
      <number:text>kr</number:text>
      <number:number number:decimal-places="0" number:min-integer-digits="1" number:grouping="true" number:display-factor="1000"/>
    </number:number-style>
    <number:number-style style:name="N60">
      <number:text>kr-</number:text>
      <number:number number:decimal-places="0" number:min-integer-digits="1" number:grouping="true" number:display-factor="1000"/>
      <style:map style:condition="value()&gt;=0" style:apply-style-name="N60P0"/>
    </number:number-style>
    <number:number-style style:name="N61P0">
      <style:text-properties fo:color="#0000FF"/>
      <number:text>kr</number:text>
      <number:number number:decimal-places="2" number:min-integer-digits="1" number:grouping="true"/>
    </number:number-style>
    <number:number-style style:name="N61P1">
      <style:text-properties fo:color="#FF0000"/>
      <number:text>kr-</number:text>
      <number:number number:decimal-places="2" number:min-integer-digits="1" number:grouping="true"/>
    </number:number-style>
    <number:number-style style:name="N61">
      <number:number number:decimal-places="2" number:min-integer-digits="1"/>
      <style:map style:condition="value()&gt;0" style:apply-style-name="N61P0"/>
      <style:map style:condition="value()&lt;0" style:apply-style-name="N61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1"/>
    <style:style style:name="Comma_32_3" style:display-name="Comma 3" style:family="table-cell" style:data-style-name="N41"/>
    <style:style style:name="Comma_32_4" style:display-name="Comma 4" style:family="table-cell" style:data-style-name="N41"/>
    <style:style style:name="Comma_32_5" style:display-name="Comma 5" style:family="table-cell" style:data-style-name="N41"/>
    <style:style style:name="Comma_32_5_32_2" style:display-name="Comma 5 2" style:family="table-cell" style:data-style-name="N41"/>
    <style:style style:name="Comma_32_6" style:display-name="Comma 6" style:family="table-cell" style:data-style-name="N41"/>
    <style:style style:name="Comma_32_7" style:display-name="Comma 7" style:family="table-cell" style:data-style-name="N41"/>
    <style:style style:name="Currency_32_2" style:display-name="Currency 2" style:family="table-cell" style:data-style-name="N42"/>
    <style:style style:name="DagerOgTimer" style:family="table-cell" style:data-style-name="N43"/>
    <style:style style:name="DagOgDato" style:family="table-cell" style:data-style-name="N44"/>
    <style:style style:name="DagOgDatoLang" style:family="table-cell" style:data-style-name="N44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5"/>
    <style:style style:name="Konto" style:family="table-cell" style:data-style-name="N4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7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8"/>
    <style:style style:name="PostNr" style:family="table-cell" style:data-style-name="N49"/>
    <style:style style:name="PostNrNorge" style:family="table-cell" style:data-style-name="N50"/>
    <style:style style:name="SkjulAlt" style:family="table-cell" style:data-style-name="N51"/>
    <style:style style:name="SkjulTall" style:family="table-cell" style:data-style-name="N52"/>
    <style:style style:name="Telefon" style:family="table-cell" style:data-style-name="N53"/>
    <style:style style:name="Timer1" style:family="table-cell" style:data-style-name="N54"/>
    <style:style style:name="Timer2" style:family="table-cell" style:data-style-name="N55"/>
    <style:style style:name="ToSiffer" style:family="table-cell" style:data-style-name="N56"/>
    <style:style style:name="TreSiffer" style:family="table-cell" style:data-style-name="N57"/>
    <style:style style:name="Tusenskille1000" style:family="table-cell" style:data-style-name="N58"/>
    <style:style style:name="TusenskilleFarger" style:family="table-cell" style:data-style-name="N59"/>
    <style:style style:name="Valuta1000" style:family="table-cell" style:data-style-name="N60"/>
    <style:style style:name="ValutaFarger" style:family="table-cell" style:data-style-name="N6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ny Millet</meta:initial-creator>
    <dc:creator>Pick Jennifer</dc:creator>
    <meta:creation-date>2012-07-18T14:50:11Z</meta:creation-date>
    <dc:date>2017-09-27T14:16:45Z</dc:date>
  </office:meta>
</office:document-meta>
</file>